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541e" officeooo:paragraph-rsid="0017541e"/>
    </style:style>
    <style:style style:name="P2" style:family="paragraph" style:parent-style-name="Standard">
      <style:paragraph-properties fo:text-align="center" style:justify-single-word="false"/>
      <style:text-properties officeooo:rsid="0017541e" officeooo:paragraph-rsid="0017541e"/>
    </style:style>
    <style:style style:name="P3" style:family="paragraph" style:parent-style-name="Standard">
      <style:paragraph-properties fo:text-align="start" style:justify-single-word="false"/>
      <style:text-properties officeooo:rsid="0017541e" officeooo:paragraph-rsid="0017541e"/>
    </style:style>
    <style:style style:name="P4" style:family="paragraph" style:parent-style-name="Standard" style:list-style-name="L2">
      <style:paragraph-properties fo:text-align="start" style:justify-single-word="false"/>
      <style:text-properties fo:font-style="italic" officeooo:rsid="0017541e" officeooo:paragraph-rsid="0017541e" style:font-style-asian="italic" style:font-style-complex="italic"/>
    </style:style>
    <style:style style:name="P5" style:family="paragraph" style:parent-style-name="Standard" style:list-style-name="L2">
      <style:paragraph-properties fo:text-align="start" style:justify-single-word="false"/>
      <style:text-properties fo:font-style="italic" officeooo:rsid="00192b27" officeooo:paragraph-rsid="00192b27" style:font-style-asian="italic" style:font-style-complex="itali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2b27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nald Lencevicius</text:p>
      <text:p text:style-name="P1">CS 256</text:p>
      <text:p text:style-name="P1"/>
      <text:p text:style-name="P2">Project 3</text:p>
      <text:p text:style-name="P2"/>
      <text:p text:style-name="P3"><text:tab/>Simply put, I really enjoy video games. <text:s/>They opened the doors for me to math and computers and as a result, that is what I am studying now. <text:s/>I’ve played many over the years and whether I was calculating profits while trying to beat the in-game market or messing with files to make adjustments and actually get the damn thing to run, I always felt like I was able to learn something while also having fun.</text:p>
      <text:p text:style-name="P3"/>
      <text:p text:style-name="P3"><text:tab/>Recently, I’ve been playing more team-based games and I guess I am sort of reinventing the wheel but my program tracks the matches I’ve played with whether I won or lost the match, how many kills I got, how many times I died (none, because I’m the best), and assists I performed. <text:s/>It also calculates my kill-death ratio (with assists included as kills since the game, Paragon, does that) and win-loss ratio. <text:s/>While there are websites that tracks this for me, the game doesn’t, at least not very well.</text:p>
      <text:p text:style-name="P3"/>
      <text:p text:style-name="P3"><text:tab/>There are 7 commands you can input into this program:</text:p>
      <text:list xml:id="list3092843596036609962" text:style-name="L2">
        <text:list-item>
          <text:p text:style-name="P4">add<text:span text:style-name="T1"> </text:span><text:span text:style-name="T2">result kills deaths assists –</text:span><text:span text:style-name="T3"> </text:span><text:span text:style-name="T4">adds a match to the datafile.log. <text:s/>Result should be a capital W or L, kills, deaths, and assists are just integer values</text:span></text:p>
        </text:list-item>
        <text:list-item>
          <text:p text:style-name="P5"><text:span text:style-name="T5">delete</text:span><text:span text:style-name="T3"> </text:span><text:span text:style-name="T2">position</text:span><text:span text:style-name="T3"> – deletes the match from the given position in the datafile. <text:s/>Position should be a value between 1 and 1000.</text:span></text:p>
        </text:list-item>
        <text:list-item>
          <text:p text:style-name="P5"><text:span text:style-name="T5">list</text:span><text:span text:style-name="T3"> – outputs a formated list of matches, kill-death ratio, and win-loss ratio</text:span></text:p>
        </text:list-item>
        <text:list-item>
          <text:p text:style-name="P5"><text:span text:style-name="T5">kdr</text:span><text:span text:style-name="T3"> – outputs just the kill-death ratio of all matches</text:span></text:p>
        </text:list-item>
        <text:list-item>
          <text:p text:style-name="P5"><text:span text:style-name="T5">wlr</text:span><text:span text:style-name="T3"> – outputs the win-loss ratio</text:span></text:p>
        </text:list-item>
        <text:list-item>
          <text:p text:style-name="P5"><text:span text:style-name="T5">reset –</text:span><text:span text:style-name="T3"> deletes the data file and creates an empty new one</text:span></text:p>
        </text:list-item>
        <text:list-item>
          <text:p text:style-name="P5"><text:span text:style-name="T5">quit</text:span><text:span text:style-name="T3"> – ends program without making any changes or doing anyth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3:24:53.900662700</meta:creation-date>
    <dc:date>2017-03-04T23:43:59.853224211</dc:date>
    <meta:editing-duration>PT6M45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3" meta:word-count="283" meta:character-count="1566" meta:non-whitespace-character-count="1287"/>
  </office:meta>
</office:document-meta>
</file>